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order="thin solid #000000" style:vertical-align="automatic" fo:background-color="#DDDDDD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="thin solid #000000" style:vertical-align="top" fo:background-color="transparent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fo:background-color="#DDDDDD"/>
    </style:style>
    <style:style style:name="ce10" style:family="table-cell" style:parent-style-name="Default" style:data-style-name="N2">
      <style:table-cell-properties fo:border="thin solid #000000"/>
    </style:style>
    <style:style style:name="ce11" style:family="table-cell" style:parent-style-name="Default" style:data-style-name="N3">
      <style:table-cell-properties fo:border="thin solid #000000" fo:background-color="#DDDDDD"/>
    </style:style>
    <style:style style:name="ce12" style:family="table-cell" style:parent-style-name="Default" style:data-style-name="N2">
      <style:table-cell-properties fo:border="thin solid #000000" fo:background-color="#CFE7F5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1.98966666666667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2.307166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2.3495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9685cm"/>
    </style:style>
    <style:style style:name="co11" style:family="table-column">
      <style:table-column-properties fo:break-before="auto" style:column-width="1.7145cm"/>
    </style:style>
    <style:style style:name="co12" style:family="table-column">
      <style:table-column-properties fo:break-before="auto" style:column-width="2.032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stroke="solid" svg:stroke-color="#000000" draw:auto-grow-width="false" draw:auto-grow-height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stroke="solid" svg:stroke-color="#000000" draw:auto-grow-width="false" draw:auto-grow-height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draw:stroke="solid" svg:stroke-color="#000000" draw:auto-grow-width="false" draw:auto-grow-height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stroke="solid" svg:stroke-color="#000000" draw:auto-grow-width="false" draw:auto-grow-height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stroke="solid" svg:stroke-color="#000000" draw:auto-grow-width="false" draw:auto-grow-height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eas" table:style-name="ta1">
        <table:shapes>
          <draw:custom-shape svg:x="0in" svg:y="0in" svg:width="0.0004in" svg:height="0.0004in" draw:z-index="1" draw:id="id0" draw:style-name="a2" draw:name="Comment 3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2" draw:id="id1" draw:style-name="a5" draw:name="Comment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3" draw:id="id2" draw:style-name="a8" draw:name="Comment 2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4" draw:id="id3" draw:style-name="a11" draw:name="Comment 8">
            <svg:title/>
            <svg:desc/>
            <text:p text:style-name="a10" text:class-names="" text:cond-style-name=""><text:span text:style-name="a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5" draw:id="id4" draw:style-name="a14" draw:name="Comment 9">
            <svg:title/>
            <svg:desc/>
            <text:p text:style-name="a13" text:class-names="" text:cond-style-name=""><text:span text:style-name="a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6" draw:id="id5" draw:style-name="a17" draw:name="Comment 6">
            <svg:title/>
            <svg:desc/>
            <text:p text:style-name="a16" text:class-names="" text:cond-style-name=""><text:span text:style-name="a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7" draw:id="id6" draw:style-name="a20" draw:name="Comment 10">
            <svg:title/>
            <svg:desc/>
            <text:p text:style-name="a19" text:class-names="" text:cond-style-name=""><text:span text:style-name="a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8" draw:id="id7" draw:style-name="a23" draw:name="Comment 11">
            <svg:title/>
            <svg:desc/>
            <text:p text:style-name="a22" text:class-names="" text:cond-style-name=""><text:span text:style-name="a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9" draw:id="id8" draw:style-name="a26" draw:name="Comment 12">
            <svg:title/>
            <svg:desc/>
            <text:p text:style-name="a25" text:class-names="" text:cond-style-name=""><text:span text:style-name="a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in" svg:y="0in" svg:width="0.0004in" svg:height="0.0004in" draw:z-index="10" draw:id="id9" draw:style-name="a29" draw:name="Comment 13">
            <svg:title/>
            <svg:desc/>
            <text:p text:style-name="a28" text:class-names="" text:cond-style-name=""><text:span text:style-name="a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number-columns-repeated="1010" table:default-cell-style-name="ce1"/>
        <table:table-column table:style-name="co12" table:number-columns-repeated="15360" table:default-cell-style-name="ce1"/>
        <table:table-row table:style-name="ro1">
          <table:table-cell table:style-name="ce2"/>
          <table:table-cell office:value-type="string" table:style-name="ce2">
            <text:p>CPU C=</text:p>
          </table:table-cell>
          <table:table-cell office:value-type="float" office:value="8" table:style-name="ce3">
            <office:annotation draw:style-name="a30" svg:x="3.48333333333333in" svg:y="0.00833333333333333in" svg:width="1.08333333333333in" svg:height="0.716666666666667in">
              <dc:creator/>
              <text:p><text:span text:style-name="T1">Number of available CPUs in the test machine</text:span></text:p>
            </office:annotation>
            <text:p>8</text:p>
          </table:table-cell>
          <table:table-cell office:value-type="string" table:style-name="ce4">
            <text:p>optimizations</text:p>
          </table:table-cell>
          <table:table-cell table:number-columns-repeated="4" table:style-name="ce4"/>
          <table:table-cell office:value-type="string" table:style-name="ce5">
            <text:p>concurrency level</text:p>
          </table:table-cell>
          <table:table-cell table:number-columns-repeated="5" table:style-name="ce5"/>
          <table:table-cell table:number-columns-repeated="16370"/>
        </table:table-row>
        <table:table-row table:style-name="ro1">
          <table:table-cell table:style-name="ce6"/>
          <table:table-cell office:value-type="string" table:style-name="ce6">
            <text:p>Level:</text:p>
          </table:table-cell>
          <table:table-cell office:value-type="string" table:style-name="ce7">
            <office:annotation draw:style-name="a31" svg:x="3.15in" svg:y="0.0333333333333333in" svg:width="1.08333333333333in" svg:height="0.716666666666667in">
              <dc:creator>Allan Berrocal</dc:creator>
              <text:p><text:span text:style-name="T1">Serial</text:span></text:p>
            </office:annotation>
            <text:p>S</text:p>
          </table:table-cell>
          <table:table-cell office:value-type="string" table:style-name="ce7">
            <office:annotation draw:style-name="a32" svg:x="4.025in" svg:y="0in" svg:width="1.13333333333333in" svg:height="0.7in">
              <dc:creator/>
              <text:p>Serial version</text:p>
            </office:annotation>
            <text:p>tarea01</text:p>
          </table:table-cell>
          <table:table-cell office:value-type="string" table:style-name="ce7">
            <office:annotation draw:style-name="a33" svg:x="4.80833333333333in" svg:y="0in" svg:width="1.13333333333333in" svg:height="0.7in">
              <dc:creator/>
              <text:p>Concurrent version (Pthread)</text:p>
            </office:annotation>
            <text:p>tarea02</text:p>
          </table:table-cell>
          <table:table-cell office:value-type="string" table:style-name="ce7">
            <office:annotation draw:style-name="a34" svg:x="5.59166666666667in" svg:y="0in" svg:width="1.13333333333333in" svg:height="1.19166666666667in">
              <dc:creator/>
              <text:p>Dynamic mapping of numbers (leave empty if you skipped this version)</text:p>
            </office:annotation>
            <text:p>conc2</text:p>
          </table:table-cell>
          <table:table-cell office:value-type="string" table:style-name="ce7">
            <office:annotation draw:style-name="a35" svg:x="6.94166666666667in" svg:y="0in" svg:width="1.13333333333333in" svg:height="1.75in">
              <dc:creator/>
              <text:p>[Optional]</text:p>
              <text:p>Dynamic mapping of more grained decomposition (leave empty if you skipped this version)</text:p>
            </office:annotation>
            <text:p>conc3</text:p>
          </table:table-cell>
          <table:table-cell office:value-type="string" table:style-name="ce7">
            <office:annotation draw:style-name="a36" svg:x="7.725in" svg:y="0in" svg:width="1.13333333333333in" svg:height="0.7in">
              <dc:creator/>
              <text:p>Free proposal</text:p>
            </office:annotation>
            <text:p>conc4</text:p>
          </table:table-cell>
          <table:table-cell office:value-type="float" office:value="1" table:style-name="ce7">
            <office:annotation draw:style-name="a37" svg:x="8.54166666666667in" svg:y="0.0333333333333333in" svg:width="1.08333333333333in" svg:height="0.716666666666667in">
              <dc:creator>Allan Berrocal</dc:creator>
              <text:p><text:span text:style-name="T1">Un solo hilo</text:span></text:p>
            </office:annotation>
            <text:p>1</text:p>
          </table:table-cell>
          <table:table-cell office:value-type="string" table:style-name="ce7">
            <office:annotation draw:style-name="a38" svg:x="9.65833333333333in" svg:y="0.0333333333333333in" svg:width="1.08333333333333in" svg:height="0.716666666666667in">
              <dc:creator>Allan Berrocal</dc:creator>
              <text:p><text:span text:style-name="T1">Tantos hilos como la mitad de CPUs hay en la computadora que ejecuta el programa</text:span><text:span text:style-name="T1"/></text:p>
              <text:p/>
            </office:annotation>
            <text:p>.5C</text:p>
          </table:table-cell>
          <table:table-cell office:value-type="string" table:style-name="ce7">
            <office:annotation draw:style-name="a39" svg:x="10.5833333333333in" svg:y="0.0333333333333333in" svg:width="1.08333333333333in" svg:height="0.716666666666667in">
              <dc:creator>Allan Berrocal</dc:creator>
              <text:p><text:span text:style-name="T1">Tantos hilos como CPUs hay en la computadora que ejecuta el programa</text:span><text:span text:style-name="T1"/></text:p>
              <text:p/>
            </office:annotation>
            <text:p>1C</text:p>
          </table:table-cell>
          <table:table-cell office:value-type="string" table:style-name="ce7">
            <office:annotation draw:style-name="a40" svg:x="11.45in" svg:y="0.0333333333333333in" svg:width="1.08333333333333in" svg:height="0.716666666666667in">
              <dc:creator>Allan Berrocal</dc:creator>
              <text:p><text:span text:style-name="T1">Dos hilos por cada CPU que hay en la computadora que ejecuta el programa</text:span><text:span text:style-name="T1"/></text:p>
              <text:p/>
            </office:annotation>
            <text:p>2C</text:p>
          </table:table-cell>
          <table:table-cell office:value-type="string" table:style-name="ce7">
            <office:annotation draw:style-name="a41" svg:x="14.0333333333333in" svg:y="0.0333333333333333in" svg:width="1.08333333333333in" svg:height="0.716666666666667in">
              <dc:creator>Allan Berrocal</dc:creator>
              <text:p><text:span text:style-name="T1">Cuatro hilos por cada CPU que hay en la computadora que ejecuta el programa</text:span><text:span text:style-name="T1"/></text:p>
              <text:p/>
            </office:annotation>
            <text:p>4C</text:p>
          </table:table-cell>
          <table:table-cell office:value-type="string" table:style-name="ce7">
            <office:annotation draw:style-name="a42" svg:x="13.0166666666667in" svg:y="0.0333333333333333in" svg:width="1.08333333333333in" svg:height="0.716666666666667in">
              <dc:creator>Allan Berrocal</dc:creator>
              <text:p><text:span text:style-name="T1">Tantos hilos como números recibe el programa en la entrada estándar</text:span><text:span text:style-name="T1"/></text:p>
              <text:p/>
            </office:annotation>
            <text:p>D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Test File</text:p>
          </table:table-cell>
          <table:table-cell office:value-type="string" table:style-name="ce6">
            <text:p>Threads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32" table:style-name="ce7">
            <text:p>32</text:p>
          </table:table-cell>
          <table:table-cell office:value-type="string" table:style-name="ce7">
            <text:p>32*</text:p>
          </table:table-cell>
          <table:table-cell table:style-name="ce7"/>
          <table:table-cell table:number-columns-repeated="16370"/>
        </table:table-row>
        <table:table-row table:style-name="ro2">
          <table:table-cell office:value-type="string" table:style-name="ce8">
            <office:annotation draw:style-name="a43" svg:x="1.56666666666667in" svg:y="0.0333333333333333in" svg:width="1.13333333333333in" svg:height="0.816666666666667in">
              <dc:creator/>
              <text:p>Type the test case used to measure the performance</text:p>
            </office:annotation>
            <text:p>job20</text:p>
          </table:table-cell>
          <table:table-cell office:value-type="string" table:style-name="ce9">
            <text:p>Duration</text:p>
          </table:table-cell>
          <table:table-cell office:value-type="float" office:value="3314" table:style-name="ce10">
            <text:p>3314.00</text:p>
          </table:table-cell>
          <table:table-cell office:value-type="float" office:value="2432" table:style-name="ce10">
            <text:p>2432.00</text:p>
          </table:table-cell>
          <table:table-cell office:value-type="float" office:value="1800" table:style-name="ce10">
            <text:p>1800.00</text:p>
          </table:table-cell>
          <table:table-cell office:value-type="float" office:value="1200" table:style-name="ce10">
            <text:p>1200.00</text:p>
          </table:table-cell>
          <table:table-cell office:value-type="float" office:value="697" table:style-name="ce10">
            <text:p>697.00</text:p>
          </table:table-cell>
          <table:table-cell office:value-type="float" office:value="2900" table:style-name="ce10">
            <text:p>2900.00</text:p>
          </table:table-cell>
          <table:table-cell office:value-type="float" office:value="1500" table:style-name="ce10">
            <text:p>1500.00</text:p>
          </table:table-cell>
          <table:table-cell office:value-type="float" office:value="1000" table:style-name="ce10">
            <text:p>1000.00</text:p>
          </table:table-cell>
          <table:table-cell office:value-type="float" office:value="800" table:style-name="ce10">
            <text:p>800.00</text:p>
          </table:table-cell>
          <table:table-cell office:value-type="float" office:value="697" table:style-name="ce10">
            <text:p>697.00</text:p>
          </table:table-cell>
          <table:table-cell office:value-type="float" office:value="750" table:style-name="ce10">
            <text:p>750.00</text:p>
          </table:table-cell>
          <table:table-cell table:style-name="ce10"/>
          <table:table-cell table:number-columns-repeated="16370"/>
        </table:table-row>
        <table:table-row table:style-name="ro1">
          <table:table-cell office:value-type="string" table:style-name="ce6">
            <text:p>Input Size:</text:p>
          </table:table-cell>
          <table:table-cell office:value-type="string" table:style-name="ce11">
            <text:p>Speedup</text:p>
          </table:table-cell>
          <table:table-cell office:value-type="float" office:value="1" table:style-name="ce12">
            <office:annotation draw:style-name="a44" svg:x="3.48333333333333in" svg:y="0.55in" svg:width="1.08333333333333in" svg:height="0.716666666666667in">
              <dc:creator/>
              <text:p><text:span text:style-name="T1">Type formula here to calculate the speedup relative to the serial version</text:span></text:p>
            </office:annotation>
            <text:p>1.00</text:p>
          </table:table-cell>
          <table:table-cell office:value-type="float" office:value="1.36" table:style-name="ce12">
            <text:p>1.36</text:p>
          </table:table-cell>
          <table:table-cell office:value-type="float" office:value="1.84" table:style-name="ce12">
            <text:p>1.84</text:p>
          </table:table-cell>
          <table:table-cell office:value-type="float" office:value="2.76" table:style-name="ce12">
            <text:p>2.76</text:p>
          </table:table-cell>
          <table:table-cell office:value-type="float" office:value="4.76" table:style-name="ce12">
            <text:p>4.76</text:p>
          </table:table-cell>
          <table:table-cell office:value-type="float" office:value="1.1399999999999999" table:style-name="ce12">
            <text:p>1.14</text:p>
          </table:table-cell>
          <table:table-cell office:value-type="float" office:value="2.21" table:style-name="ce12">
            <text:p>2.21</text:p>
          </table:table-cell>
          <table:table-cell office:value-type="float" office:value="3.31" table:style-name="ce12">
            <text:p>3.31</text:p>
          </table:table-cell>
          <table:table-cell office:value-type="float" office:value="4.1399999999999997" table:style-name="ce12">
            <text:p>4.14</text:p>
          </table:table-cell>
          <table:table-cell office:value-type="float" office:value="4.76" table:style-name="ce12">
            <text:p>4.76</text:p>
          </table:table-cell>
          <table:table-cell office:value-type="float" office:value="4.42" table:style-name="ce12">
            <text:p>4.42</text:p>
          </table:table-cell>
          <table:table-cell table:style-name="ce12"/>
          <table:table-cell table:number-columns-repeated="16370"/>
        </table:table-row>
        <table:table-row table:style-name="ro2">
          <table:table-cell office:value-type="string" table:style-name="ce8">
            <office:annotation draw:style-name="a45" svg:x="1.56666666666667in" svg:y="0.45in" svg:width="1.13333333333333in" svg:height="1.19166666666667in">
              <dc:creator/>
              <text:p>Type here the input size of the test case used to measure performance.</text:p>
            </office:annotation>
            <text:p>XX</text:p>
          </table:table-cell>
          <table:table-cell office:value-type="string" table:style-name="ce11">
            <text:p>Efficiency (%)</text:p>
          </table:table-cell>
          <table:table-cell office:value-type="float" office:value="100" table:style-name="ce12">
            <office:annotation draw:style-name="a46" svg:x="3.48333333333333in" svg:y="0.758333333333333in" svg:width="1.08333333333333in" svg:height="0.716666666666667in">
              <dc:creator/>
              <text:p><text:span text:style-name="T1">Type formula here to calculate the efficiency relative to the serial version</text:span></text:p>
            </office:annotation>
            <text:p>100.00</text:p>
          </table:table-cell>
          <table:table-cell office:value-type="float" office:value="136" table:style-name="ce12">
            <text:p>136.00</text:p>
          </table:table-cell>
          <table:table-cell office:value-type="float" office:value="23" table:style-name="ce12">
            <text:p>23.00</text:p>
          </table:table-cell>
          <table:table-cell office:value-type="float" office:value="34.5" table:style-name="ce12">
            <text:p>34.50</text:p>
          </table:table-cell>
          <table:table-cell office:value-type="float" office:value="14.88" table:style-name="ce12">
            <text:p>14.88</text:p>
          </table:table-cell>
          <table:table-cell office:value-type="float" office:value="114" table:style-name="ce12">
            <text:p>114.00</text:p>
          </table:table-cell>
          <table:table-cell office:value-type="float" office:value="55.3" table:style-name="ce12">
            <text:p>55.30</text:p>
          </table:table-cell>
          <table:table-cell office:value-type="float" office:value="41.4" table:style-name="ce12">
            <text:p>41.40</text:p>
          </table:table-cell>
          <table:table-cell office:value-type="float" office:value="25.9" table:style-name="ce12">
            <text:p>25.90</text:p>
          </table:table-cell>
          <table:table-cell office:value-type="float" office:value="14.88" table:style-name="ce12">
            <text:p>14.88</text:p>
          </table:table-cell>
          <table:table-cell office:value-type="float" office:value="13.8" table:style-name="ce12">
            <text:p>13.80</text:p>
          </table:table-cell>
          <table:table-cell table:style-name="ce12"/>
          <table:table-cell table:number-columns-repeated="16370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R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miRgz</meta:initial-creator>
    <dc:creator>Cami VS</dc:creator>
    <meta:creation-date>2019-06-11T10:24:21Z</meta:creation-date>
    <dc:date>2025-05-22T06:19:57Z</dc:date>
    <meta:editing-cycles>20</meta:editing-cycles>
    <meta:editing-duration>PT5501S</meta:editing-duration>
  </office:meta>
</office:document-meta>
</file>